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style:style>
    <style:style style:name="P2" style:family="paragraph" style:parent-style-name="Standard">
      <style:paragraph-properties fo:padding="0.074cm" fo:border-left="none" fo:border-right="none" fo:border-top="none" fo:border-bottom="0.002cm solid #000000" style:join-border="false"/>
      <style:text-properties fo:color="#000000" style:font-name="Arial"/>
    </style:style>
    <style:style style:name="P3" style:family="paragraph" style:parent-style-name="Standard">
      <style:paragraph-properties fo:break-before="page"/>
      <style:text-properties fo:color="#000000" style:font-name="Ari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text-underline-style="none"/>
    </style:style>
    <style:style style:name="T4" style:family="text">
      <style:text-properties fo:color="#000000"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ext:tab/>If I were to be given more funding, I would follow up in two ways. Firstly, I would want to attempt to step up into a maintenance/development role for DQM4hep, to keep it updated and functional for further testbeams. This would also allow me to continue my work as a “consultant” for the usage of DQM4hep on new testbeams, further expanding the reach and adoption of the framework. A deeper understanding of the inner workings of the framework would also allow me to be even more effective in this role. We may also be able to fully formalise the online link between EUDAQ and DQM4hep, allowing them to work as a generic combined DAQ and DQM system, which I believe would further incentivise adoption of both frameworks. </text:p>
      <text:p text:style-name="P1"><text:tab/>Secondly, I would want to do further work on examining the hadronic decay channel of the ttH event. I had spoken a year ago to Marcel Vos about attempting to use the newer Valencia algorithm on ttH events, replacing the Durham algorithm to improve jet reconstruction efficiency. We were also discussing doing verification for running the algorithm in inclusive mode, rather than exclusive, which would likely expand its usefulness for other analyses if verified. In addition, I had begun reading on recent techniques for jet charge determination, that were capable of determining the (non-integer) charge of the seed quark of the jet. I would want study the feasibility of whether this could be applied with sufficient accuracy to hadronic decay processes, to the point where we could individually identify which quark belong to which jet, complementing the flavour tagging. By also identifying the sign of the jet's charge, it would allow application of the up-down asymmetry observable in fully hadronic decays, which would allow a better sample size for studies into CP-violation in this process.</text:p>
      <text:p text:style-name="P1"/>
      <text:p text:style-name="P2"/>
      <text:p text:style-name="P1"/>
      <text:p text:style-name="P1"/>
      <text:p text:style-name="P1"><text:tab/>Both the ILC and CLIC are in uncertain places following the recent European Strategy Update, and some of the research in this thesis is very specific to the detectors for those machines. However, the work with DQM4hep is applicable to any detector prototypes. The framework has been extensively tested on small-scale prototypes, and should be scalable to larger instruments when needed.</text:p>
      <text:p text:style-name="P1"><text:tab/>In addition, DQM4hep has been proven on the DREAM detector testbeams, which are development prototypes for both the FCC-ee and the CEPC, whose funding futures are less uncertain than that of the ILC and CLIC.</text:p>
      <text:p text:style-name="P1"><text:tab/>As for the simulation studies, the development of these studies is in parallel with the development of better tools for future studies, and this has contributed towards that.</text:p>
      <text:p text:style-name="P1"/>
      <text:p text:style-name="P1"/>
      <text:p text:style-name="P1"/>
      <text:p text:style-name="P1">What is sphericity and aplanarity?</text:p>
      <text:p text:style-name="P1">Why are the systematic uncertainties below 10%? Why does this make them negligible?</text:p>
      <text:p text:style-name="P3">p. 1<text:tab/><text:tab/>“and <text:span text:style-name="T1">had </text:span>been tested” [has]</text:p>
      <text:p text:style-name="P1">p. 13<text:tab/><text:tab/>Fig 1.4 caption “from a <text:span text:style-name="T2">studying</text:span> into” [study]”</text:p>
      <text:p text:style-name="P1">p. 21<text:tab/><text:tab/>Table 1.2 caption – ab<text:span text:style-name="T3">-1</text:span> hasn't rendered correctly for first two numbers</text:p>
      <text:p text:style-name="P1">p. 31<text:tab/><text:tab/>citation for Qt?</text:p>
      <text:p text:style-name="P1">p. 34<text:tab/><text:tab/>“the archiver <text:span text:style-name="T1">setting specify</text:span> whether” [settings specify] / [setting specifies]</text:p>
      <text:p text:style-name="P1">p. 35<text:tab/><text:tab/>“new analysis <text:span text:style-name="T1">modules. begin</text:span> writing” [just sort out this sentence]</text:p>
      <text:p text:style-name="P1">p. 35<text:tab/><text:tab/>“declared during the <text:span text:style-name="T1">(preamble)</text:span>, then” [use the final word for the section]</text:p>
      <text:p text:style-name="P1">p. 37<text:tab/><text:tab/>“appending the <text:span text:style-name="T2">director</text:span> of the library” [directory]</text:p>
      <text:p text:style-name="P1">p. 44<text:tab/><text:tab/>the $FOR{tileNumber} section in text is broken, due to LaTeX formatting</text:p>
      <text:p text:style-name="P1">p. 44<text:tab/><text:tab/>naming is inconsistent, using both tileNumber and channelNum</text:p>
      <text:p text:style-name="P1">p. 44<text:tab/><text:tab/>directory runs off the page</text:p>
      <text:p text:style-name="P1">p. 48<text:tab/><text:tab/>directory runs into the margin</text:p>
      <text:p text:style-name="P1">p. 48<text:tab/><text:tab/>“one required <text:span text:style-name="T1">arguments</text:span>” [argument]</text:p>
      <text:p text:style-name="P1">p. 48<text:tab/><text:tab/>“ given code. or greater” [remove full stop]</text:p>
      <text:p text:style-name="P1">p. 53<text:tab/><text:tab/>citation for Doxygen?</text:p>
      <text:p text:style-name="P1">p. 55<text:tab/><text:tab/>“multiple <text:span text:style-name="T1">steering files</text:span> can be run” [analysis modules]</text:p>
      <text:p text:style-name="P1">p. 59<text:tab/><text:tab/>citation for LCIO and LCGenericObject?</text:p>
      <text:p text:style-name="P1">p. 62<text:tab/><text:tab/>maybe more detail on the workaround, how it worked, etc.?</text:p>
      <text:p text:style-name="P1">p. 70<text:tab/><text:tab/>“that took the <text:span text:style-name="T2">read raw data</text:span>” [is intended, but maybe ambiguously written]</text:p>
      <text:p text:style-name="P1">p. 84<text:tab/><text:tab/>table has inconsistent values for Tower 15's calibration: 1.0000 and 1.0</text:p>
      <text:p text:style-name="P1">p. 87<text:tab/><text:tab/>“When taken […] performed by Yixuan Zhang <text:span text:style-name="T1">allows</text:span>” [this allows]</text:p>
      <text:p text:style-name="P1">p. 88<text:tab/><text:tab/>“to be <text:span text:style-name="T1">measures</text:span>” [measured]</text:p>
      <text:p text:style-name="P1">p. 92<text:tab/><text:tab/>Table 5.1 is too wide, and goes onto the right margin</text:p>
      <text:p text:style-name="P1">p. 98<text:tab/><text:tab/>Paragraph starting “For this analysis” starts awkward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9T14:12:17.88</meta:creation-date>
    <dc:date>2019-09-11T22:18:17.57</dc:date>
    <meta:editing-duration>P2DT7H50M36S</meta:editing-duration>
    <meta:editing-cycles>28</meta:editing-cycles>
    <meta:generator>OpenOffice/4.1.6$Win32 OpenOffice.org_project/416m1$Build-9790</meta:generator>
    <meta:document-statistic meta:table-count="0" meta:image-count="0" meta:object-count="0" meta:page-count="2" meta:paragraph-count="31" meta:word-count="681" meta:character-count="4093"/>
  </office:meta>
</office:document-meta>
</file>